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lassLoader.DefaultClassLoader( final URL [ ] urls , List includePatterns , List excludePatterns , ClassLoader parent , URLStreamHandl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ClassLoader.DefaultClassLoader( URL [ ] urls , List includePatterns , List excludePatterns , final ClassLoad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lassLoader.loadClass( String name , boolean resolv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efaultClassLoader.getClas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lassLoader.addDirectory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lassLoader.getResource( final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ClassLoader.addURL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lassLoader.tryClassHere( String nam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